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REQUIREMNTS_5f_GROUPS" style:display-name="REQUIREMNTS_GROUPS" style:family="table">
      <style:table-properties style:width="15.903cm" fo:margin-left="0cm" table:align="left"/>
    </style:style>
    <style:style style:name="REQUIREMNTS_5f_GROUPS.A" style:display-name="REQUIREMNTS_GROUPS.A" style:family="table-column">
      <style:table-column-properties style:column-width="1.062cm"/>
    </style:style>
    <style:style style:name="REQUIREMNTS_5f_GROUPS.B" style:display-name="REQUIREMNTS_GROUPS.B" style:family="table-column">
      <style:table-column-properties style:column-width="3.727cm"/>
    </style:style>
    <style:style style:name="REQUIREMNTS_5f_GROUPS.C" style:display-name="REQUIREMNTS_GROUPS.C" style:family="table-column">
      <style:table-column-properties style:column-width="6.705cm"/>
    </style:style>
    <style:style style:name="REQUIREMNTS_5f_GROUPS.D" style:display-name="REQUIREMNTS_GROUPS.D" style:family="table-column">
      <style:table-column-properties style:column-width="4.41cm"/>
    </style:style>
    <style:style style:name="REQUIREMNTS_5f_GROUPS.A1" style:display-name="REQUIREMNTS_GROUPS.A1" style:family="table-cell">
      <style:table-cell-properties fo:padding-left="0.191cm" fo:padding-right="0.191cm" fo:padding-top="0cm" fo:padding-bottom="0cm" fo:border="0.5pt solid #000000" style:writing-mode="lr-tb"/>
    </style:style>
    <style:style style:name="SLA_5f_PERFORMACE" style:display-name="SLA_PERFORMACE" style:family="table">
      <style:table-properties style:width="15.903cm" fo:margin-left="0cm" table:align="left"/>
    </style:style>
    <style:style style:name="SLA_5f_PERFORMACE.A" style:display-name="SLA_PERFORMACE.A" style:family="table-column">
      <style:table-column-properties style:column-width="1.062cm"/>
    </style:style>
    <style:style style:name="SLA_5f_PERFORMACE.B" style:display-name="SLA_PERFORMACE.B" style:family="table-column">
      <style:table-column-properties style:column-width="3.727cm"/>
    </style:style>
    <style:style style:name="SLA_5f_PERFORMACE.C" style:display-name="SLA_PERFORMACE.C" style:family="table-column">
      <style:table-column-properties style:column-width="6.705cm"/>
    </style:style>
    <style:style style:name="SLA_5f_PERFORMACE.D" style:display-name="SLA_PERFORMACE.D" style:family="table-column">
      <style:table-column-properties style:column-width="4.41cm"/>
    </style:style>
    <style:style style:name="SLA_5f_PERFORMACE.A1" style:display-name="SLA_PERFORMACE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" style:family="table">
      <style:table-properties style:width="15.903cm" fo:margin-left="0cm" table:align="left"/>
    </style:style>
    <style:style style:name="GLOSSARY.A" style:family="table-column">
      <style:table-column-properties style:column-width="4.242cm"/>
    </style:style>
    <style:style style:name="GLOSSARY.B" style:family="table-column">
      <style:table-column-properties style:column-width="11.661cm"/>
    </style:style>
    <style:style style:name="GLOSSARY.A1" style:family="table-cell">
      <style:table-cell-properties fo:padding-left="0.191cm" fo:padding-right="0.191cm" fo:padding-top="0cm" fo:padding-bottom="0cm" fo:border="0.5pt solid #000000" style:writing-mode="lr-tb"/>
    </style:style>
    <style:style style:name="GLOSSARY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Normal">
      <style:paragraph-properties fo:text-align="center" style:justify-single-word="false"/>
    </style:style>
    <style:style style:name="P3" style:family="paragraph" style:parent-style-name="Normal">
      <style:paragraph-properties fo:margin-top="0cm" fo:margin-bottom="0cm" style:contextual-spacing="false" fo:text-align="center" style:justify-single-word="false"/>
    </style:style>
    <style:style style:name="P4" style:family="paragraph" style:parent-style-name="Normal">
      <style:paragraph-properties fo:margin-top="0cm" fo:margin-bottom="0cm" style:contextual-spacing="false" fo:text-align="center" style:justify-single-word="false"/>
      <style:text-properties officeooo:paragraph-rsid="0017e0b7"/>
    </style:style>
    <style:style style:name="P5" style:family="paragraph" style:parent-style-name="Normal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P6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name-complex="Calibri" style:font-weight-complex="bold"/>
    </style:style>
    <style:style style:name="P7" style:family="paragraph" style:parent-style-name="Normal">
      <style:text-properties fo:color="#0000cc" loext:opacity="100%" fo:font-weight="bold" style:font-weight-asian="bold" style:font-name-complex="Calibri" style:font-weight-complex="bold"/>
    </style:style>
    <style:style style:name="P8" style:family="paragraph" style:parent-style-name="Normal">
      <style:text-properties fo:color="#0000cc" loext:opacity="100%" fo:font-weight="bold" officeooo:paragraph-rsid="00160bb4" style:font-weight-asian="bold" style:font-name-complex="Calibri" style:font-weight-complex="bold"/>
    </style:style>
    <style:style style:name="P9" style:family="paragraph" style:parent-style-name="Normal">
      <style:text-properties fo:color="#0000cc" loext:opacity="100%" fo:font-weight="bold" officeooo:paragraph-rsid="0017e0b7" style:font-weight-asian="bold" style:font-name-complex="Calibri" style:font-weight-complex="bold"/>
    </style:style>
    <style:style style:name="P10" style:family="paragraph" style:parent-style-name="Normal">
      <style:paragraph-properties fo:margin-left="0cm" fo:margin-right="0cm" fo:text-indent="0cm" style:auto-text-indent="false"/>
      <style:text-properties fo:color="#0000cc" loext:opacity="100%" fo:font-weight="bold" officeooo:paragraph-rsid="0017e0b7" style:font-weight-asian="bold" style:font-name-complex="Calibri" style:font-weight-complex="bold"/>
    </style:style>
    <style:style style:name="P11" style:family="paragraph" style:parent-style-name="Normal">
      <style:paragraph-properties fo:text-align="center" style:justify-single-word="false"/>
      <style:text-properties fo:color="#0000cc" loext:opacity="100%" fo:font-weight="bold" style:font-weight-asian="bold" style:font-size-complex="12.5pt" style:font-weight-complex="bold"/>
    </style:style>
    <style:style style:name="P12" style:family="paragraph" style:parent-style-name="Normal">
      <style:paragraph-properties fo:margin-top="0cm" fo:margin-bottom="0cm" style:contextual-spacing="false"/>
      <style:text-properties fo:color="#0000cc" loext:opacity="100%" fo:font-weight="bold" style:font-weight-asian="bold"/>
    </style:style>
    <style:style style:name="P13" style:family="paragraph" style:parent-style-name="Normal">
      <style:paragraph-properties fo:text-align="center" style:justify-single-word="false"/>
      <style:text-properties fo:color="#0f27b1" loext:opacity="100%" fo:font-weight="bold" style:font-weight-asian="bold" style:font-size-complex="12.5pt" style:font-weight-complex="bold"/>
    </style:style>
    <style:style style:name="P1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15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16" style:family="paragraph" style:parent-style-name="Normal">
      <style:text-properties fo:language="en" fo:country="US"/>
    </style:style>
    <style:style style:name="P17" style:family="paragraph" style:parent-style-name="TOC_20_1">
      <style:paragraph-properties>
        <style:tab-stops>
          <style:tab-stop style:position="15.903cm" style:type="right" style:leader-style="dotted" style:leader-text="."/>
        </style:tab-stops>
      </style:paragraph-properties>
    </style:style>
    <style:style style:name="P18" style:family="paragraph" style:parent-style-name="TOC_20_2">
      <style:paragraph-properties>
        <style:tab-stops>
          <style:tab-stop style:position="15.515cm" style:type="right" style:leader-style="dotted" style:leader-text="."/>
        </style:tab-stops>
      </style:paragraph-properties>
    </style:style>
    <style:style style:name="P19" style:family="paragraph" style:parent-style-name="Normal">
      <style:text-properties fo:color="#0070c0" loext:opacity="100%" fo:font-weight="bold" style:font-weight-asian="bold"/>
    </style:style>
    <style:style style:name="P20" style:family="paragraph" style:parent-style-name="Normal">
      <style:text-properties style:font-name="Calibri Light" fo:font-size="13pt" fo:font-weight="bold" style:font-name-asian="Times New Roman" style:font-size-asian="13pt" style:font-weight-asian="bold" style:font-name-complex="Calibri Light" style:font-size-complex="13pt"/>
    </style:style>
    <style:style style:name="P21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style:font-weight-asian="bold"/>
    </style:style>
    <style:style style:name="P22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paragraph-rsid="0017e0b7" style:font-weight-asian="bold"/>
    </style:style>
    <style:style style:name="P23" style:family="paragraph" style:parent-style-name="Normal">
      <style:paragraph-properties fo:margin-top="0cm" fo:margin-bottom="0cm" style:contextual-spacing="false"/>
      <style:text-properties fo:font-weight="bold" style:font-weight-asian="bold"/>
    </style:style>
    <style:style style:name="P24" style:family="paragraph" style:parent-style-name="Normal">
      <style:paragraph-properties fo:margin-top="0cm" fo:margin-bottom="0cm" style:contextual-spacing="false" fo:text-align="center" style:justify-single-word="false"/>
      <style:text-properties fo:font-weight="bold" officeooo:rsid="000c43df" officeooo:paragraph-rsid="0017e0b7" style:font-weight-asian="bold"/>
    </style:style>
    <style:style style:name="P25" style:family="paragraph" style:parent-style-name="Normal">
      <style:paragraph-properties fo:margin-top="0cm" fo:margin-bottom="0cm" style:contextual-spacing="false"/>
    </style:style>
    <style:style style:name="P26" style:family="paragraph" style:parent-style-name="Normal">
      <style:paragraph-properties fo:margin-left="0cm" fo:margin-right="0cm" fo:margin-top="0cm" fo:margin-bottom="0cm" style:contextual-spacing="false" fo:text-indent="0cm" style:auto-text-indent="false"/>
      <style:text-properties officeooo:paragraph-rsid="0017e0b7"/>
    </style:style>
    <style:style style:name="P27" style:family="paragraph" style:parent-style-name="Normal">
      <style:paragraph-properties fo:margin-left="0cm" fo:margin-right="0cm" fo:text-indent="1.27cm" style:auto-text-indent="false"/>
      <style:text-properties officeooo:paragraph-rsid="0017e0b7"/>
    </style:style>
    <style:style style:name="P28" style:family="paragraph" style:parent-style-name="Normal" style:master-page-name="MPF0">
      <style:paragraph-properties fo:text-align="center" style:justify-single-word="false" style:page-number="auto" fo:break-before="page"/>
      <style:text-properties fo:color="#000000" loext:opacity="100%" fo:font-weight="bold" style:font-weight-asian="bold" style:font-size-complex="12.5pt" style:font-weight-complex="bold"/>
    </style:style>
    <style:style style:name="P29" style:family="paragraph" style:parent-style-name="List_20_Paragraph" style:list-style-name="L1">
      <style:paragraph-properties fo:text-align="center" style:justify-single-word="false"/>
      <style:text-properties fo:color="#000000" loext:opacity="100%" fo:font-weight="bold" style:font-weight-asian="bold" style:font-size-complex="12.5pt" style:font-weight-complex="bold"/>
    </style:style>
    <style:style style:name="T1" style:family="text">
      <style:text-properties style:font-name="Arial" fo:font-size="10pt" style:font-size-asian="10pt" style:font-name-complex="Arial"/>
    </style:style>
    <style:style style:name="T2" style:family="text">
      <style:text-properties style:font-name="Arial" fo:font-size="10pt" style:font-size-asian="10pt" style:font-name-complex="Arial" style:font-size-complex="10pt"/>
    </style:style>
    <style:style style:name="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style style:name="T5" style:family="text">
      <style:text-properties fo:color="#0000cc" loext:opacity="100%" fo:font-weight="bold" style:font-weight-asian="bold" style:font-size-complex="12.5pt" style:font-weight-complex="bold"/>
    </style:style>
    <style:style style:name="T6" style:family="text">
      <style:text-properties fo:color="#0000cc" loext:opacity="100%" fo:font-weight="bold" style:font-weight-asian="bold" style:font-name-complex="Calibri" style:font-weight-complex="bold"/>
    </style:style>
    <style:style style:name="T7" style:family="text">
      <style:text-properties fo:color="#0000cc" loext:opacity="100%" fo:font-weight="bold" officeooo:rsid="0017e0b7" style:font-weight-asian="bold" style:font-name-complex="Calibri" style:font-weight-complex="bold"/>
    </style:style>
    <style:style style:name="T8" style:family="text">
      <style:text-properties fo:color="#000000" loext:opacity="100%" fo:font-weight="bold" style:font-weight-asian="bold"/>
    </style:style>
    <style:style style:name="T9" style:family="text">
      <style:text-properties fo:color="#000000" loext:opacity="100%" fo:font-weight="bold" style:font-weight-asian="bold" style:font-size-complex="12.5pt" style:font-weight-complex="bold"/>
    </style:style>
    <style:style style:name="T10" style:family="text">
      <style:text-properties fo:color="#000000" loext:opacity="100%" style:font-name="Calibri" style:font-name-complex="Calibri" style:font-size-complex="12.5pt"/>
    </style:style>
    <style:style style:name="T11" style:family="text">
      <style:text-properties fo:color="#000000" loext:opacity="100%" style:font-name="Arial" fo:font-size="10pt" style:font-size-asian="10pt" style:font-name-complex="Arial" style:font-size-complex="10pt"/>
    </style:style>
    <style:style style:name="T12" style:family="text">
      <style:text-properties fo:color="#0070c0" loext:opacity="100%" fo:font-weight="bold" style:font-weight-asian="bold"/>
    </style:style>
    <style:style style:name="T13" style:family="text">
      <style:text-properties officeooo:rsid="0017e0b7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ext:p text:style-name="P5">Bid Pack</text:p>
      <text:list text:style-name="L1">
        <text:list-item>
          <text:p text:style-name="P29">Statement of Requirements</text:p>
        </text:list-item>
      </text:list>
      <text:p text:style-name="P5"><text:bookmark-start text:name="_Hlk95926626"/></text:p>
      <text:p text:style-name="P6"><text:bookmark-end text:name="_Hlk95926626"/>«Insert Procurement Title»</text:p>
      <text:p text:style-name="P2"><text:span text:style-name="Default_20_Paragraph_20_Font"><text:span text:style-name="T9">Reference: </text:span></text:span><text:bookmark-start text:name="_Hlk92685062"/><text:span text:style-name="Default_20_Paragraph_20_Font"><text:span text:style-name="T5">«</text:span></text:span><text:bookmark-end text:name="_Hlk92685062"/><text:span text:style-name="Default_20_Paragraph_20_Font"><text:span text:style-name="T5">Insert Event id»</text:span></text:span></text:p>
      <text:p text:style-name="P13"/>
      <text:p text:style-name="P13"/>
      <text:p text:style-name="P5">a ‘call-off further competition’ in relation to</text:p>
      <text:p text:style-name="P2"><text:span text:style-name="Default_20_Paragraph_20_Font"><text:span text:style-name="T5">«Insert Lot id» «Insert Lot Name»</text:span></text:span></text:p>
      <text:p text:style-name="P11">«Insert Commercial Agreement name» («Insert Commercial Agreement id»)</text:p>
      <text:p text:style-name="P5"/>
      <text:p text:style-name="P5"/>
      <text:p text:style-name="P5">Buyer</text:p>
      <text:p text:style-name="P11">«Insert Name of Buyer»</text:p>
      <text:p text:style-name="P14"/>
      <text:p text:style-name="Normal"/>
      <text:p text:style-name="TOC_20_Heading">Contents</text:p>
      <text:p text:style-name="P16"/>
      <text:table-of-content text:style-name="Sect1" text:name="_TOC0">
        <text:table-of-content-source text:outline-level="3" text:use-index-marks="false">
          <text:index-title-template text:style-name="Contents_20_Heading">Table of Contents</text:index-title-template>
          <text:table-of-content-entry-template text:outline-level="1" text:style-name="TOC_20_1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7"><text:a xlink:type="simple" xlink:href="#_Toc111648141" office:target-frame-name="_top" xlink:show="replace" text:style-name="Internet_20_link" text:visited-style-name="Visited_20_Internet_20_Link"><text:span text:style-name="Hyperlink">Background to / Overview of the Requirement</text:span><text:tab/>3</text:a></text:p>
          <text:p text:style-name="P18"><text:a xlink:type="simple" xlink:href="#_Toc111648142" office:target-frame-name="_top" xlink:show="replace" text:style-name="Internet_20_link" text:visited-style-name="Visited_20_Internet_20_Link"><text:span text:style-name="Hyperlink">Background</text:span><text:tab/>3</text:a></text:p>
          <text:p text:style-name="P18"><text:a xlink:type="simple" xlink:href="#_Toc111648143" office:target-frame-name="_top" xlink:show="replace" text:style-name="Internet_20_link" text:visited-style-name="Visited_20_Internet_20_Link"><text:span text:style-name="Hyperlink">Objective</text:span><text:tab/>3</text:a></text:p>
          <text:p text:style-name="P18"><text:a xlink:type="simple" xlink:href="#_Toc111648144" office:target-frame-name="_top" xlink:show="replace" text:style-name="Internet_20_link" text:visited-style-name="Visited_20_Internet_20_Link"><text:span text:style-name="Hyperlink">Work completed to date</text:span><text:tab/>3</text:a></text:p>
          <text:p text:style-name="P18"><text:a xlink:type="simple" xlink:href="#_Toc111648145" office:target-frame-name="_top" xlink:show="replace" text:style-name="Internet_20_link" text:visited-style-name="Visited_20_Internet_20_Link"><text:span text:style-name="Hyperlink">Market engagement to date</text:span><text:tab/>3</text:a></text:p>
          <text:p text:style-name="P17"><text:a xlink:type="simple" xlink:href="#_Toc111648146" office:target-frame-name="_top" xlink:show="replace" text:style-name="Internet_20_link" text:visited-style-name="Visited_20_Internet_20_Link"><text:span text:style-name="Hyperlink">The requirements</text:span><text:tab/>4</text:a></text:p>
          <text:p text:style-name="P17"><text:a xlink:type="simple" xlink:href="#_Toc111648147" office:target-frame-name="_top" xlink:show="replace" text:style-name="Internet_20_link" text:visited-style-name="Visited_20_Internet_20_Link"><text:span text:style-name="Hyperlink">Management information</text:span><text:tab/>5</text:a></text:p>
          <text:p text:style-name="P17"><text:a xlink:type="simple" xlink:href="#_Toc111648148" office:target-frame-name="_top" xlink:show="replace" text:style-name="Internet_20_link" text:visited-style-name="Visited_20_Internet_20_Link"><text:span text:style-name="Hyperlink">Service levels and performance</text:span><text:tab/>6</text:a></text:p>
          <text:p text:style-name="P17"><text:a xlink:type="simple" xlink:href="#_Toc111648149" office:target-frame-name="_top" xlink:show="replace" text:style-name="Internet_20_link" text:visited-style-name="Visited_20_Internet_20_Link"><text:span text:style-name="Hyperlink">Appendix - Glossary</text:span><text:tab/>7</text:a></text:p>
        </text:index-body>
      </text:table-of-content>
      <text:p text:style-name="Normal"/>
      <text:p text:style-name="P15"/>
      <text:h text:style-name="Heading_20_1" text:outline-level="1"><text:bookmark-start text:name="_Toc96581752"/><text:bookmark-start text:name="_Toc96088662"/><text:bookmark-start text:name="_Toc92688238"/></text:h>
      <text:p text:style-name="P14"/>
      <text:h text:style-name="Heading_20_1" text:outline-level="1"><text:bookmark-start text:name="_Toc111560103"/><text:bookmark-start text:name="_Toc111565607"/><text:bookmark-start text:name="_Toc111570277"/><text:bookmark-start text:name="_Toc111634072"/><text:bookmark-start text:name="_Toc111648141"/>Background to / Overview of the Requirement<text:bookmark-end text:name="_Toc111560103"/><text:bookmark-end text:name="_Toc111565607"/><text:bookmark-end text:name="_Toc111570277"/><text:bookmark-end text:name="_Toc111634072"/><text:bookmark-end text:name="_Toc111648141"/><text:bookmark-end text:name="_Toc96581752"/><text:bookmark-end text:name="_Toc96088662"/></text:h>
      <text:p text:style-name="Normal"/>
      <text:h text:style-name="Heading_20_2" text:outline-level="2"><text:bookmark-start text:name="_Toc96581753"/><text:bookmark-start text:name="_Toc96088663"/><text:bookmark-start text:name="_Toc111560104"/><text:bookmark-start text:name="_Toc111565608"/><text:bookmark-start text:name="_Toc111570278"/><text:bookmark-start text:name="_Toc111634073"/><text:bookmark-start text:name="_Toc111648142"/>Background<text:bookmark-end text:name="_Toc96581753"/><text:bookmark-end text:name="_Toc96088663"/><text:bookmark-end text:name="_Toc111560104"/><text:bookmark-end text:name="_Toc111565608"/><text:bookmark-end text:name="_Toc111570278"/><text:bookmark-end text:name="_Toc111634073"/><text:bookmark-end text:name="_Toc111648142"/></text:h>
      <text:p text:style-name="P7">«Insert_Requirements_Background_Step_13_Box_1»</text:p>
      <text:p text:style-name="P7">«Insert_Requirements_Social_Value_Objectives_Step_13_Box_2»</text:p>
      <text:p text:style-name="P7"/>
      <text:p text:style-name="P19"/>
      <text:h text:style-name="Heading_20_2" text:outline-level="2"><text:bookmark-start text:name="_Toc96581754"/><text:bookmark-start text:name="_Toc96088664"/><text:bookmark-start text:name="_Toc111560105"/><text:bookmark-start text:name="_Toc111565609"/><text:bookmark-start text:name="_Toc111570279"/><text:bookmark-start text:name="_Toc111634074"/><text:bookmark-start text:name="_Toc111648143"/>Objective<text:bookmark-end text:name="_Toc96581754"/><text:bookmark-end text:name="_Toc96088664"/><text:bookmark-end text:name="_Toc111560105"/><text:bookmark-end text:name="_Toc111565609"/><text:bookmark-end text:name="_Toc111570279"/><text:bookmark-end text:name="_Toc111634074"/><text:bookmark-end text:name="_Toc111648143"/></text:h>
      <text:p text:style-name="P7">«Insert_Problem_Statement_Step_14_Box_1»</text:p>
      <text:p text:style-name="Normal"/>
      <text:p text:style-name="P20">Contract Duration</text:p>
      <text:p text:style-name="Normal"><text:span text:style-name="Default_20_Paragraph_20_Font"><text:span text:style-name="T10">We expect the supply to commence on</text:span></text:span><text:span text:style-name="Default_20_Paragraph_20_Font"><text:span text:style-name="T11"> </text:span></text:span><text:span text:style-name="Default_20_Paragraph_20_Font"><text:span text:style-name="T6">«Project_Start_Date_Step_18»</text:span></text:span><text:span text:style-name="Default_20_Paragraph_20_Font"><text:span text:style-name="T11"> </text:span></text:span><text:span text:style-name="Default_20_Paragraph_20_Font"><text:span text:style-name="T10">period.</text:span></text:span></text:p>
      <text:p text:style-name="P7">«Project_Duration_Count_Step_18 Conditional»</text:p>
      <text:p text:style-name="P7">«Contract_Extension_Period_Step_18 Conditional»</text:p>
      <text:p text:style-name="Normal"/>
      <text:p text:style-name="P20">Budget</text:p>
      <text:p text:style-name="P8">«Project_Budget_Max_Step_25 Conditional».</text:p>
      <text:p text:style-name="P8">«Project_Budget_Min_Step_25 Conditional».</text:p>
      <text:p text:style-name="Normal"/>
      <text:p text:style-name="P20">The Service and Incumbent supplier</text:p>
      <text:p text:style-name="P7">«Project_New_Expanded_Replacement_Service_No_Step_21»</text:p>
      <text:p text:style-name="P7">«Conditional content, based on Binary Y/N» If 'Y' then: «Project_Incumbent_Yes_No_Supplier_Name_Step_22»<text:line-break/></text:p>
      <text:h text:style-name="Heading_20_2" text:outline-level="2"><text:bookmark-start text:name="_Toc96581756"/><text:bookmark-start text:name="_Toc96088666"/><text:bookmark-start text:name="_Toc111560107"/><text:bookmark-start text:name="_Toc111565611"/><text:bookmark-start text:name="_Toc111570281"/><text:bookmark-start text:name="_Toc111634075"/><text:bookmark-start text:name="_Toc111648144"/>Work completed to date<text:bookmark-end text:name="_Toc96581756"/><text:bookmark-end text:name="_Toc96088666"/><text:bookmark-end text:name="_Toc111560107"/><text:bookmark-end text:name="_Toc111565611"/><text:bookmark-end text:name="_Toc111570281"/><text:bookmark-end text:name="_Toc111634075"/><text:bookmark-end text:name="_Toc111648144"/></text:h>
      <text:p text:style-name="P7">«Insert_Work_Done_Step_16_Box_1»<text:bookmark-start text:name="_Toc96581757"/><text:bookmark-start text:name="_Toc96088667"/><text:bookmark-start text:name="_Toc111560108"/><text:bookmark-start text:name="_Toc111565612"/></text:p>
      <text:p text:style-name="Normal">Current phase of project is<text:span text:style-name="Default_20_Paragraph_20_Font"><text:span text:style-name="T6"> :«Project_Phase_Current_Step_17»</text:span></text:span></text:p>
      <text:p text:style-name="P7"/>
      <text:h text:style-name="Heading_20_2" text:outline-level="2"><text:bookmark-start text:name="_Toc111570282"/><text:bookmark-start text:name="_Toc111634076"/><text:bookmark-start text:name="_Toc111648145"/>Market engagement to date<text:bookmark-end text:name="_Toc111570282"/><text:bookmark-end text:name="_Toc111634076"/><text:bookmark-end text:name="_Toc111648145"/><text:bookmark-end text:name="_Toc96581757"/><text:bookmark-end text:name="_Toc96088667"/><text:bookmark-end text:name="_Toc111560108"/><text:bookmark-end text:name="_Toc111565612"/></text:h>
      <text:p text:style-name="P7">«Insert_Prev_Market_Engage_Step_20_Box_1»</text:p>
      <text:p text:style-name="Normal"/>
      <text:p text:style-name="P14"/>
      <text:p text:style-name="Normal"/>
      <text:h text:style-name="Heading_20_1" text:outline-level="1"><text:bookmark-start text:name="_Toc111634077"/><text:bookmark-start text:name="_Toc111570283"/><text:bookmark-start text:name="_Toc111565613"/><text:bookmark-start text:name="_Toc111560109"/><text:bookmark-start text:name="_Toc96088668"/><text:bookmark-start text:name="_Toc96581758"/><text:bookmark-start text:name="_Toc111648146"/>The requirements<text:bookmark-end text:name="_Toc111634077"/><text:bookmark-end text:name="_Toc111570283"/><text:bookmark-end text:name="_Toc111565613"/><text:bookmark-end text:name="_Toc111560109"/><text:bookmark-end text:name="_Toc96088668"/><text:bookmark-end text:name="_Toc96581758"/><text:bookmark-end text:name="_Toc111648146"/><text:bookmark text:name="_Toc96581759"/><text:bookmark text:name="_Toc111560110"/><text:bookmark text:name="_Toc111565614"/></text:h>
      <text:p text:style-name="Normal"/>
      <table:table table:name="REQUIREMNTS_GROUPS" table:style-name="REQUIREMNTS_5f_GROUPS">
        <table:table-column table:style-name="REQUIREMNTS_5f_GROUPS.A"/>
        <table:table-column table:style-name="REQUIREMNTS_5f_GROUPS.B"/>
        <table:table-column table:style-name="REQUIREMNTS_5f_GROUPS.C"/>
        <table:table-column table:style-name="REQUIREMNTS_5f_GROUPS.D"/>
        <table:table-row>
          <table:table-cell table:style-name="REQUIREMNTS_5f_GROUPS.A1" office:value-type="string">
            <text:p text:style-name="P22">#</text:p>
          </table:table-cell>
          <table:table-cell table:style-name="REQUIREMNTS_5f_GROUPS.A1" office:value-type="string">
            <text:p text:style-name="P24"><text:s/>Group</text:p>
          </table:table-cell>
          <table:table-cell table:style-name="REQUIREMNTS_5f_GROUPS.A1" office:value-type="string">
            <text:p text:style-name="P24">Sub Group</text:p>
          </table:table-cell>
          <table:table-cell table:style-name="REQUIREMNTS_5f_GROUPS.A1" office:value-type="string">
            <text:p text:style-name="P24">Description</text:p>
          </table:table-cell>
        </table:table-row>
        <table:table-row>
          <table:table-cell table:style-name="REQUIREMNTS_5f_GROUPS.A1" office:value-type="string">
            <text:p text:style-name="P4">1</text:p>
          </table:table-cell>
          <table:table-cell table:style-name="REQUIREMNTS_5f_GROUPS.A1" office:value-type="string">
            <text:p text:style-name="P9"><text:span text:style-name="Default_20_Paragraph_20_Font">«Insert_Requirements_Group_Step_26_Box_1#n»</text:span></text:p>
          </table:table-cell>
          <table:table-cell table:style-name="REQUIREMNTS_5f_GROUPS.A1" office:value-type="string">
            <text:p text:style-name="P10"><text:span text:style-name="Default_20_Paragraph_20_Font">«Insert_Requirements_Sub_Group_Step_2</text:span><text:span text:style-name="Default_20_Paragraph_20_Font"><text:span text:style-name="T13">6</text:span></text:span><text:span text:style-name="Default_20_Paragraph_20_Font">_Box_2#n»</text:span></text:p>
          </table:table-cell>
          <table:table-cell table:style-name="REQUIREMNTS_5f_GROUPS.A1" office:value-type="string">
            <text:p text:style-name="P26"><text:span text:style-name="Default_20_Paragraph_20_Font"><text:span text:style-name="T6">«Insert_Requirements_Description_Step_2</text:span></text:span><text:span text:style-name="Default_20_Paragraph_20_Font"><text:span text:style-name="T7">6</text:span></text:span><text:span text:style-name="Default_20_Paragraph_20_Font"><text:span text:style-name="T6">_Box_3#n»</text:span></text:span></text:p>
          </table:table-cell>
        </table:table-row>
      </table:table>
      <text:p text:style-name="P27"><text:span text:style-name="Default_20_Paragraph_20_Font"><text:span text:style-name="T6"/></text:span></text:p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6581765"/><text:bookmark-start text:name="_Toc96088673"/><text:bookmark-start text:name="_Toc111560115"/><text:bookmark-start text:name="_Toc111565619"/><text:bookmark-start text:name="_Toc111570288"/><text:bookmark-start text:name="_Toc111634082"/><text:bookmark-start text:name="_Toc111648147"/>Management information<text:bookmark-end text:name="_Toc96581765"/><text:bookmark-end text:name="_Toc96088673"/><text:bookmark-end text:name="_Toc111560115"/><text:bookmark-end text:name="_Toc111565619"/><text:bookmark-end text:name="_Toc111570288"/><text:bookmark-end text:name="_Toc111634082"/><text:bookmark-end text:name="_Toc111648147"/></text:h>
      <text:p text:style-name="Normal">During the life of the contract the following management information and reporting is required:</text:p>
      <text:p text:style-name="Normal"><text:span text:style-name="Default_20_Paragraph_20_Font"><text:span text:style-name="T6">«Insert_Management_Information_Step_23_Box_1»</text:span></text:span></text:p>
      <text:p text:style-name="P14"/>
      <text:h text:style-name="Heading_20_1" text:outline-level="1"><text:bookmark-start text:name="_Toc96581766"/><text:bookmark-start text:name="_Toc96088674"/><text:bookmark-start text:name="_Toc111560116"/><text:bookmark-start text:name="_Toc111565620"/><text:bookmark-start text:name="_Toc111570289"/><text:bookmark-start text:name="_Toc111634083"/><text:bookmark-start text:name="_Toc111648148"/>Service levels and performance<text:bookmark-end text:name="_Toc96581766"/><text:bookmark-end text:name="_Toc96088674"/><text:bookmark-end text:name="_Toc111560116"/><text:bookmark-end text:name="_Toc111565620"/><text:bookmark-end text:name="_Toc111570289"/><text:bookmark-end text:name="_Toc111634083"/><text:bookmark-end text:name="_Toc111648148"/></text:h>
      <text:p text:style-name="Normal">The Authority will measure the quality of the Supplier’s delivery by:</text:p>
      <table:table table:name="SLA_PERFORMACE" table:style-name="SLA_5f_PERFORMACE">
        <table:table-column table:style-name="SLA_5f_PERFORMACE.A"/>
        <table:table-column table:style-name="SLA_5f_PERFORMACE.B"/>
        <table:table-column table:style-name="SLA_5f_PERFORMACE.C"/>
        <table:table-column table:style-name="SLA_5f_PERFORMACE.D"/>
        <table:table-row>
          <table:table-cell table:style-name="SLA_5f_PERFORMACE.A1" office:value-type="string">
            <text:p text:style-name="P21">#</text:p>
          </table:table-cell>
          <table:table-cell table:style-name="SLA_5f_PERFORMACE.A1" office:value-type="string">
            <text:p text:style-name="P23">Service Area</text:p>
          </table:table-cell>
          <table:table-cell table:style-name="SLA_5f_PERFORMACE.A1" office:value-type="string">
            <text:p text:style-name="P23">KPI/SLA description</text:p>
          </table:table-cell>
          <table:table-cell table:style-name="SLA_5f_PERFORMACE.A1" office:value-type="string">
            <text:p text:style-name="P21">Target</text:p>
            <text:p text:style-name="P21">(out of 100%)</text:p>
          </table:table-cell>
        </table:table-row>
        <table:table-row>
          <table:table-cell table:style-name="SLA_5f_PERFORMACE.A1" office:value-type="string">
            <text:p text:style-name="P3">1</text:p>
          </table:table-cell>
          <table:table-cell table:style-name="SLA_5f_PERFORMACE.A1" office:value-type="string">
            <text:p text:style-name="Normal"><text:span text:style-name="Default_20_Paragraph_20_Font"><text:span text:style-name="T6">«SLA_Area_step_24_#n»</text:span></text:span></text:p>
          </table:table-cell>
          <table:table-cell table:style-name="SLA_5f_PERFORMACE.A1" office:value-type="string">
            <text:p text:style-name="P7">«SLA_Area_Desription_step_24_#n»</text:p>
          </table:table-cell>
          <table:table-cell table:style-name="SLA_5f_PERFORMACE.A1" office:value-type="string">
            <text:p text:style-name="P25"><text:span text:style-name="Default_20_Paragraph_20_Font"><text:span text:style-name="T6">«SLA_Target_step_24#n»</text:span></text:span><text:span text:style-name="Default_20_Paragraph_20_Font"><text:span text:style-name="T12"> </text:span></text:span><text:span text:style-name="Default_20_Paragraph_20_Font"><text:span text:style-name="T8">%</text:span></text:span></text:p>
          </table:table-cell>
        </table:table-row>
      </table:table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4"/>
      <text:h text:style-name="Heading_20_1" text:outline-level="1"><text:bookmark-start text:name="_Toc92688256"/><text:bookmark-start text:name="_Toc111560119"/><text:bookmark-start text:name="_Toc111565623"/><text:bookmark-start text:name="_Toc111570292"/><text:bookmark-start text:name="_Toc111634086"/><text:bookmark-start text:name="_Toc111648149"/>Appendix – Glossary<text:bookmark-end text:name="_Toc92688256"/><text:bookmark-end text:name="_Toc111560119"/><text:bookmark-end text:name="_Toc111565623"/><text:bookmark-end text:name="_Toc111570292"/><text:bookmark-end text:name="_Toc111634086"/><text:bookmark-end text:name="_Toc111648149"/></text:h>
      <text:p text:style-name="Normal"/>
      <table:table table:name="GLOSSARY" table:style-name="GLOSSARY">
        <table:table-column table:style-name="GLOSSARY.A"/>
        <table:table-column table:style-name="GLOSSARY.B"/>
        <table:table-row>
          <table:table-cell table:style-name="GLOSSARY.A1" office:value-type="string">
            <text:p text:style-name="P23">Term / Acronym</text:p>
          </table:table-cell>
          <table:table-cell table:style-name="GLOSSARY.A1" office:value-type="string">
            <text:p text:style-name="P23">Description</text:p>
          </table:table-cell>
        </table:table-row>
        <table:table-row>
          <table:table-cell table:style-name="GLOSSARY.A1" office:value-type="string">
            <text:p text:style-name="P7">«Insert Glossary Term Title #1 of n (max 20)»</text:p>
          </table:table-cell>
          <table:table-cell table:style-name="GLOSSARY.A1" office:value-type="string">
            <text:p text:style-name="P7">«Insert Glossary Term Description #1 of n (max 20)»</text:p>
          </table:table-cell>
        </table:table-row>
        <table:table-row>
          <table:table-cell table:style-name="GLOSSARY.A1" office:value-type="string">
            <text:p text:style-name="P12"/>
          </table:table-cell>
          <table:table-cell table:style-name="GLOSSARY.A1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  <table:table-row>
          <table:table-cell table:style-name="GLOSSARY.A4" office:value-type="string">
            <text:p text:style-name="P12"/>
          </table:table-cell>
          <table:table-cell table:style-name="GLOSSARY.A4" office:value-type="string">
            <text:p text:style-name="P12"/>
          </table:table-cell>
        </table:table-row>
      </table:table>
      <text:p text:style-name="Normal"><text:bookmark-end text:name="_Toc9268823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modern" style:font-pitch="fixed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GB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modern" style:font-pitch-asian="fixed" style:font-size-asian="14pt" style:font-name-complex="Tahoma" style:font-family-complex="Tahoma" style:font-family-generic-complex="swiss" style:font-pitch-complex="variable" style:font-size-complex="14pt" fo:hyphenate="tru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Calibri Light" style:font-family-complex="'Calibri Light'" style:font-family-generic-complex="swiss" style:font-pitch-complex="variable" style:font-size-complex="16pt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071cm" fo:margin-bottom="0cm" style:contextual-spacing="false" fo:keep-together="always" fo:hyphenation-ladder-count="no-limit" fo:keep-with-next="always"/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Calibri Light" style:font-family-complex="'Calibri Light'" style:font-family-generic-complex="swiss" style:font-pitch-complex="variable" style:font-size-complex="13pt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Normal" style:next-style-name="Normal" style:default-outline-level="3" style:class="text">
      <style:paragraph-properties fo:margin-top="0.071cm" fo:margin-bottom="0cm" style:contextual-spacing="false" fo:keep-together="always" fo:hyphenation-ladder-count="no-limit" fo:keep-with-next="always"/>
      <style:text-properties fo:color="#1f3763" loext:opacity="100%" style:font-name="Calibri Light" fo:font-family="'Calibri Light'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Calibri Light" style:font-family-complex="'Calibri Light'" style:font-family-generic-complex="swiss" style:font-pitch-complex="variable" style:font-size-complex="12.5pt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font-size="12.5pt" style:font-size-asian="12.5pt" fo:hyphenate="false" loext:hyphenation-no-caps="false" loext:hyphenation-no-last-word="false" loext:hyphenation-word-char-count="no-limit" loext:hyphenation-zone="no-limit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OC_20_Heading" style:display-name="TOC Heading" style:family="paragraph" style:parent-style-name="Heading_20_1" style:next-style-name="Normal" style:default-outline-level="1" style:list-style-name="">
      <style:paragraph-properties fo:hyphenation-ladder-count="no-limit" style:vertical-align="auto"/>
      <style:text-properties fo:language="en" fo:country="US" fo:hyphenate="true" loext:hyphenation-no-caps="false" loext:hyphenation-no-last-word="false" loext:hyphenation-word-char-count="no-limit" loext:hyphenation-zone="no-limit"/>
    </style:style>
    <style:style style:name="TOC_20_1" style:display-name="TOC 1" style:family="paragraph" style:parent-style-name="Normal" style:next-style-name="Normal" style:auto-update="true">
      <style:paragraph-properties fo:margin-top="0cm" fo:margin-bottom="0.176cm" style:contextual-spacing="false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388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n" style:country-asian="GB" style:font-size-complex="12pt" fo:hyphenate="tru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tru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Normal" style:class="extra">
      <style:paragraph-properties fo:margin-top="0cm" fo:margin-bottom="0cm" style:contextual-spacing="false"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style:font-name="Calibri Light" fo:font-family="'Calibri Light'" style:font-family-generic="swiss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style:font-name="Calibri Light" fo:font-family="'Calibri Light'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yperlink" style:family="text" style:parent-style-name="Default_20_Paragraph_20_Font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swiss" style:font-pitch="variable" fo:font-size="12.5pt" fo:font-weight="bold" style:font-name-asian="Times New Roman" style:font-family-asian="'Times New Roman'" style:font-family-generic-asian="roman" style:font-pitch-asian="variable" style:font-size-asian="12.5pt" style:font-weight-asian="bold" style:font-name-complex="Times New Roman" style:font-family-complex="'Times New Roman'" style:font-family-generic-complex="roman" style:font-pitch-complex="variable" style:font-size-complex="12.5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Numbering_20_Symbols" style:display-name="Numbering Symbols" style:family="text"/>
    <style:style style:name="Header_20_Char" style:display-name="Header Char" style:family="text" style:parent-style-name="Default_20_Paragraph_20_Font">
      <style:text-properties fo:font-size="12.5pt" style:font-size-asian="12.5pt"/>
    </style:style>
    <style:style style:name="Footer_20_Char" style:display-name="Footer Char" style:family="text" style:parent-style-name="Default_20_Paragraph_20_Font">
      <style:text-properties fo:font-size="12.5pt" style:font-size-asian="12.5pt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style:font-name="Arial" fo:font-size="10pt" style:font-size-asian="10pt" style:font-name-complex="Arial" style:font-size-complex="10pt"/>
    </style:style>
    <style:style style:name="MT2" style:family="text">
      <style:text-properties style:font-name="Arial" fo:font-size="10pt" style:font-size-asian="10pt" style:font-name-complex="Arial"/>
    </style:style>
    <style:style style:name="MT3" style:family="text">
      <style:text-properties fo:color="#0000cc" loext:opacity="100%" style:font-name="Arial" fo:font-size="10pt" fo:background-color="#ffffff" loext:char-shading-value="0" style:font-size-asian="10pt" style:font-name-complex="Arial" style:font-size-complex="10pt" style:font-weight-complex="bold"/>
    </style:style>
    <style:style style:name="MT4" style:family="text">
      <style:text-properties fo:color="#0000cc" loext:opacity="100%" style:font-name="Arial" fo:font-size="10pt" style:font-size-asian="10pt" style:font-name-complex="Arial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2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span text:style-name="Default_20_Paragraph_20_Font"><text:span text:style-name="MT1"><text:page-number text:select-page="current">7</text:page-number></text:span></text:span></text:p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  <style:master-page style:name="MPF0" style:page-layout-name="Mpm2" draw:style-name="Mdp1" style:next-style-name="MP0">
      <style:footer>
        <text:p text:style-name="Footer"><text:span text:style-name="Default_20_Paragraph_20_Font"><text:span text:style-name="MT2">Further Competition Bid Pack Att3 SoR </text:span></text:span><text:span text:style-name="Default_20_Paragraph_20_Font"><text:span text:style-name="MT3">«version»</text:span></text:span><text:span text:style-name="Default_20_Paragraph_20_Font"><text:span text:style-name="MT2"><text:tab/><text:tab/></text:span></text:span><text:span text:style-name="Default_20_Paragraph_20_Font"><text:span text:style-name="MT3">«System Document Publish date»</text:span></text:span></text:p>
        <text:p text:style-name="Footer"><text:span text:style-name="Default_20_Paragraph_20_Font"><text:span text:style-name="MT2">Ref: </text:span></text:span><text:span text:style-name="Default_20_Paragraph_20_Font"><text:span text:style-name="MT4">«Insert Event id»</text:span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4.1.2$MacOSX_AARCH64 LibreOffice_project/3c58a8f3a960df8bc8fd77b461821e42c061c5f0</meta:generator>
    <dc:title/>
    <dc:description/>
    <dc:subject/>
    <meta:initial-creator>Ian Turner</meta:initial-creator>
    <meta:creation-date>2022-08-17T12:29:00Z</meta:creation-date>
    <dc:date>2022-09-25T16:33:34.328815089</dc:date>
    <meta:editing-cycles>15</meta:editing-cycles>
    <meta:editing-duration>PT3H43M2S</meta:editing-duration>
    <meta:document-statistic meta:table-count="3" meta:image-count="0" meta:object-count="0" meta:page-count="7" meta:paragraph-count="73" meta:word-count="253" meta:character-count="2250" meta:non-whitespace-character-count="2066"/>
    <meta:template xlink:type="simple" xlink:actuate="onRequest" xlink:title="" xlink:href="Normal"/>
  </office:meta>
</office:document-meta>
</file>